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 style:data-style-name="N2" text:time-value="19:48:34.9842693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1T19:49:03.823422257</dc:date>
    <meta:editing-duration>PT15H36M6S</meta:editing-duration>
    <meta:editing-cycles>483</meta:editing-cycles>
    <meta:document-statistic meta:table-count="1" meta:cell-count="3026" meta:object-count="0"/>
  </office:meta>
</office:document-meta>
</file>